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style:font-size-asian="11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text-properties fo:font-weight="bold" style:font-weight-asian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anguage="none" fo:country="none" style:language-asian="none" style:country-asian="none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7"><text:span text:style-name="T18">do text</text:span></text:p><text:p text:style-name="P7"><text:span text:style-name="T18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7"><text:span text:style-name="T14">do text if not len(self.getApplicants()) &gt; 1</text:span></text:p><text:p text:style-name="P7"><text:span text:style-name="T15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7"><text:span text:style-name="T14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7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UrbanBody"/>
      <text:p text:style-name="UrbanBody"><text:span text:style-name="T5"><office:annotation><dc:creator>Gauthier Bastien</dc:creator><dc:date>2011-01-13T14:56:41</dc:date><text:p text:style-name="P7"><text:span text:style-name="T18">do text</text:span></text:p><text:p text:style-name="P7"><text:span text:style-name="T18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7"><text:span text:style-name="T15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7"><text:span text:style-name="T15">do text if len(self.getApplicants()) &gt; 1</text:span></text:p></office:annotation><text:span text:style-name="T1">&lt;%Titre%&gt;</text:span>,</text:p>
      <text:p text:style-name="UrbanBody"/>
      <text:p text:style-name="UrbanBody"><text:span text:style-name="T7">Conformément à l'article 14 du décret du 11 mars 1999 relatif au permis d'environnement, nous avons l'honneur de vous transmettre copie de la séance du Collège du </text:span><text:span text:style-name="T7"><text:text-input text:description="Evénement-Date de la décision">tool.formatDate(urbanEventObj.getDecisionDate())</text:text-input></text:span><text:span text:style-name="T7"> </text:span><text:span text:style-name="T8">p</text:span><text:span text:style-name="T7">ar laquelle le collège prend acte de votre déclaration concernant :</text:span></text:p>
      <text:section text:style-name="Sect1" text:name="Section1">
        <text:p text:style-name="P6"><office:annotation><dc:creator>Simon Delcourt</dc:creator><dc:date>2012-12-04T15:36:36</dc:date><text:p text:style-name="P7"><text:span text:style-name="T13">do section for rubric in self.getRubrics()</text:span></text:p></office:annotation><text:span text:style-name="T11">N° </text:span><text:span text:style-name="T11"><text:text-input text:description="Permis de bâtir-Objet du permis">rubric.getNumber()</text:text-input></text:span><text:span text:style-name="T11">, Classe </text:span><text:span text:style-name="T11"><text:text-input text:description="Permis de bâtir-Objet du permis">rubric.getClass()</text:text-input></text:span><text:span text:style-name="T11"> :</text:span></text:p>
        <text:p text:style-name="Standard"><text:span text:style-name="T11"><office:annotation><dc:creator>Simon Delcourt</dc:creator><dc:date>2012-12-04T15:53:13</dc:date><text:p><text:span text:style-name="T12">do text </text:span></text:p><text:p>from xhtml(self.portal_urban.decorateHTML('UrbanBody',rubric.getFormattedDescription()))</text:p></office:annotation></text:span></text:p>
      </text:section>
      <text:p text:style-name="UrbanBody"/>
      <text:p text:style-name="UrbanBody"/>
      <text:p text:style-name="UrbanBody"><field:fieldmark-start/><text:span text:style-name="T9">En vertu de l'article 14§ 5 du décret mentionné ci-dessus, des conditions complémentaires seront prescrites et vous en serez informé dans les quinze jours: </text:span><field:fieldmark-end/><text:span text:style-name="T7"><text:s/></text:span></text:p>
      <text:p text:style-name="P5"/>
      <text:p text:style-name="UrbanBody"><office:annotation><dc:creator>Gauthier Bastien</dc:creator><dc:date>2011-02-21T09:23:46</dc:date><text:p text:style-name="P7"><text:span text:style-name="T15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7"><text:span text:style-name="T15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7"><text:span text:style-name="T14">do text</text:span></text:p><text:p text:style-name="P7"><text:span text:style-name="T15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1:18:58</dc:date>
    <dc:creator>Simon Delcourt</dc:creator>
    <meta:editing-duration>PT12H52M22S</meta:editing-duration>
    <meta:editing-cycles>64</meta:editing-cycles>
    <meta:generator>LibreOffice/3.5$Linux_x86 LibreOffice_project/350m1$Build-2</meta:generator>
    <meta:document-statistic meta:table-count="0" meta:image-count="0" meta:object-count="0" meta:page-count="1" meta:paragraph-count="23" meta:word-count="162" meta:character-count="1346" meta:non-whitespace-character-count="1221"/>
  </office:meta>
</office:document-meta>
</file>